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18" style:family="table-row">
      <style:table-row-properties style:min-row-height="0.0958in"/>
    </style:style>
    <style:style style:name="WorkExperience.33" style:family="table-row">
      <style:table-row-properties style:min-row-height="0.1104in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8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8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8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89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officeooo:rsid="0127f4d8" officeooo:paragraph-rsid="018e4e6e" style:font-size-asian="10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03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8e4e6e" style:font-size-asian="10pt" style:font-size-complex="10pt"/>
    </style:style>
    <style:style style:name="P10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106" style:family="paragraph" style:parent-style-name="Table_20_Contents">
      <style:paragraph-properties fo:text-align="start" style:justify-single-word="false"/>
      <style:text-properties officeooo:paragraph-rsid="018e4e6e"/>
    </style:style>
    <style:style style:name="P10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0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1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officeooo:paragraph-rsid="018e4e6e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Palatino Linotype" fo:font-size="12pt" fo:font-weight="bold" officeooo:paragraph-rsid="018e4e6e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rsid="0127f4d8" officeooo:paragraph-rsid="018e4e6e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officeooo:rsid="01344cbe"/>
    </style:style>
    <style:style style:name="T15" style:family="text">
      <style:text-properties fo:color="#000000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fo:color="#000000" officeooo:rsid="0096fde9" fo:background-color="transparent" loext:char-shading-value="0"/>
    </style:style>
    <style:style style:name="T1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officeooo:rsid="01667a61"/>
    </style:style>
    <style:style style:name="T30" style:family="text">
      <style:text-properties officeooo:rsid="001f533b"/>
    </style:style>
    <style:style style:name="T31" style:family="text">
      <style:text-properties officeooo:rsid="0026f121"/>
    </style:style>
    <style:style style:name="T32" style:family="text">
      <style:text-properties officeooo:rsid="002922b2"/>
    </style:style>
    <style:style style:name="T33" style:family="text">
      <style:text-properties officeooo:rsid="002b529c"/>
    </style:style>
    <style:style style:name="T34" style:family="text">
      <style:text-properties officeooo:rsid="002d44a7"/>
    </style:style>
    <style:style style:name="T35" style:family="text">
      <style:text-properties officeooo:rsid="00310b77"/>
    </style:style>
    <style:style style:name="T36" style:family="text">
      <style:text-properties officeooo:rsid="00354f96"/>
    </style:style>
    <style:style style:name="T37" style:family="text">
      <style:text-properties officeooo:rsid="0045b6a4"/>
    </style:style>
    <style:style style:name="T38" style:family="text">
      <style:text-properties officeooo:rsid="004bc635"/>
    </style:style>
    <style:style style:name="T39" style:family="text">
      <style:text-properties officeooo:rsid="00583f4a"/>
    </style:style>
    <style:style style:name="T40" style:family="text">
      <style:text-properties officeooo:rsid="005da7c2"/>
    </style:style>
    <style:style style:name="T41" style:family="text">
      <style:text-properties officeooo:rsid="00607930"/>
    </style:style>
    <style:style style:name="T42" style:family="text">
      <style:text-properties officeooo:rsid="0062f05c"/>
    </style:style>
    <style:style style:name="T43" style:family="text">
      <style:text-properties officeooo:rsid="006967fa"/>
    </style:style>
    <style:style style:name="T44" style:family="text">
      <style:text-properties officeooo:rsid="0074ed6a"/>
    </style:style>
    <style:style style:name="T45" style:family="text">
      <style:text-properties officeooo:rsid="00867cbb"/>
    </style:style>
    <style:style style:name="T46" style:family="text">
      <style:text-properties officeooo:rsid="0087c0e9"/>
    </style:style>
    <style:style style:name="T47" style:family="text">
      <style:text-properties officeooo:rsid="0088d114"/>
    </style:style>
    <style:style style:name="T48" style:family="text">
      <style:text-properties officeooo:rsid="008bcb31"/>
    </style:style>
    <style:style style:name="T49" style:family="text">
      <style:text-properties officeooo:rsid="008f96fd"/>
    </style:style>
    <style:style style:name="T50" style:family="text">
      <style:text-properties officeooo:rsid="00944f62"/>
    </style:style>
    <style:style style:name="T51" style:family="text">
      <style:text-properties officeooo:rsid="00c1f480"/>
    </style:style>
    <style:style style:name="T52" style:family="text">
      <style:text-properties officeooo:rsid="00c38da0"/>
    </style:style>
    <style:style style:name="T53" style:family="text">
      <style:text-properties fo:font-style="normal" officeooo:rsid="00c69759" style:font-style-asian="normal" style:font-style-complex="normal"/>
    </style:style>
    <style:style style:name="T54" style:family="text">
      <style:text-properties fo:font-style="normal" officeooo:rsid="00c8cfcb" style:font-style-asian="normal" style:font-style-complex="normal"/>
    </style:style>
    <style:style style:name="T55" style:family="text">
      <style:text-properties officeooo:rsid="00c44415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officeooo:rsid="002979bd"/>
    </style:style>
    <style:style style:name="T58" style:family="text">
      <style:text-properties style:text-underline-style="solid" style:text-underline-width="auto" style:text-underline-color="font-color" officeooo:rsid="00c1f480"/>
    </style:style>
    <style:style style:name="T59" style:family="text">
      <style:text-properties style:text-underline-style="solid" style:text-underline-width="auto" style:text-underline-color="font-color" officeooo:rsid="01096a7a"/>
    </style:style>
    <style:style style:name="T60" style:family="text">
      <style:text-properties style:text-underline-style="solid" style:text-underline-width="auto" style:text-underline-color="font-color" officeooo:rsid="013dee83"/>
    </style:style>
    <style:style style:name="T61" style:family="text">
      <style:text-properties style:text-underline-style="solid" style:text-underline-width="auto" style:text-underline-color="font-color" officeooo:rsid="016137c7"/>
    </style:style>
    <style:style style:name="T62" style:family="text">
      <style:text-properties officeooo:rsid="00ec0be4"/>
    </style:style>
    <style:style style:name="T63" style:family="text">
      <style:text-properties officeooo:rsid="00ffecf3"/>
    </style:style>
    <style:style style:name="T64" style:family="text">
      <style:text-properties officeooo:rsid="0101cbb6"/>
    </style:style>
    <style:style style:name="T65" style:family="text">
      <style:text-properties officeooo:rsid="010620d6"/>
    </style:style>
    <style:style style:name="T66" style:family="text">
      <style:text-properties officeooo:rsid="0108c802"/>
    </style:style>
    <style:style style:name="T67" style:family="text">
      <style:text-properties officeooo:rsid="01096a7a"/>
    </style:style>
    <style:style style:name="T68" style:family="text">
      <style:text-properties officeooo:rsid="011e084e"/>
    </style:style>
    <style:style style:name="T69" style:family="text">
      <style:text-properties officeooo:rsid="012078fb"/>
    </style:style>
    <style:style style:name="T70" style:family="text">
      <style:text-properties officeooo:rsid="01235414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1235414" fo:background-color="transparent" loext:char-shading-value="0"/>
    </style:style>
    <style:style style:name="T73" style:family="text">
      <style:text-properties officeooo:rsid="01283034" fo:background-color="transparent" loext:char-shading-value="0"/>
    </style:style>
    <style:style style:name="T74" style:family="text">
      <style:text-properties officeooo:rsid="013f9640" fo:background-color="transparent" loext:char-shading-value="0"/>
    </style:style>
    <style:style style:name="T75" style:family="text">
      <style:text-properties officeooo:rsid="0168eb7c" fo:background-color="transparent" loext:char-shading-value="0"/>
    </style:style>
    <style:style style:name="T76" style:family="text">
      <style:text-properties officeooo:rsid="01294f5b"/>
    </style:style>
    <style:style style:name="T77" style:family="text">
      <style:text-properties officeooo:rsid="01344cbe"/>
    </style:style>
    <style:style style:name="T78" style:family="text">
      <style:text-properties officeooo:rsid="0134befc"/>
    </style:style>
    <style:style style:name="T79" style:family="text">
      <style:text-properties officeooo:rsid="0136ba4e"/>
    </style:style>
    <style:style style:name="T80" style:family="text">
      <style:text-properties officeooo:rsid="013f9640"/>
    </style:style>
    <style:style style:name="T81" style:family="text">
      <style:text-properties fo:font-variant="normal" fo:text-transform="none" fo:color="#000000" fo:letter-spacing="normal"/>
    </style:style>
    <style:style style:name="T82" style:family="text">
      <style:text-properties officeooo:rsid="01415871"/>
    </style:style>
    <style:style style:name="T83" style:family="text">
      <style:text-properties officeooo:rsid="0143c357"/>
    </style:style>
    <style:style style:name="T84" style:family="text">
      <style:text-properties officeooo:rsid="0146d67b"/>
    </style:style>
    <style:style style:name="T85" style:family="text">
      <style:text-properties officeooo:rsid="014fcb86"/>
    </style:style>
    <style:style style:name="T86" style:family="text">
      <style:text-properties officeooo:rsid="0152f2ad"/>
    </style:style>
    <style:style style:name="T87" style:family="text">
      <style:text-properties officeooo:rsid="015e1941"/>
    </style:style>
    <style:style style:name="T88" style:family="text">
      <style:text-properties officeooo:rsid="0167ecc5"/>
    </style:style>
    <style:style style:name="T89" style:family="text">
      <style:text-properties officeooo:rsid="016e7392"/>
    </style:style>
    <style:style style:name="T90" style:family="text">
      <style:text-properties officeooo:rsid="016ef03c"/>
    </style:style>
    <style:style style:name="T91" style:family="text">
      <style:text-properties officeooo:rsid="017107c6"/>
    </style:style>
    <style:style style:name="T92" style:family="text">
      <style:text-properties officeooo:rsid="01775415"/>
    </style:style>
    <style:style style:name="T93" style:family="text">
      <style:text-properties officeooo:rsid="017ad915"/>
    </style:style>
    <style:style style:name="T94" style:family="text">
      <style:text-properties officeooo:rsid="017dafe5"/>
    </style:style>
    <style:style style:name="T95" style:family="text">
      <style:text-properties officeooo:rsid="017df1c7"/>
    </style:style>
    <style:style style:name="T96" style:family="text">
      <style:text-properties officeooo:rsid="017e0cc5"/>
    </style:style>
    <style:style style:name="T97" style:family="text">
      <style:text-properties officeooo:rsid="018449d6"/>
    </style:style>
    <style:style style:name="T98" style:family="text">
      <style:text-properties officeooo:rsid="018e4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Minor E. Gordon, Ph.D.</text:p>
      <text:p text:style-name="P136">Curriculum Vitae</text:p>
      <text:p text:style-name="P13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6">cv<text:span text:style-name="T66">256</text:span>@minorgordon.net</text:p>
            <text:p text:style-name="P105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4"/>
            <text:p text:style-name="P102">Tulsa, OK <text:span text:style-name="T77">74114</text:span></text:p>
          </table:table-cell>
        </table:table-row>
      </table:table>
      <text:p text:style-name="P3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<text:span text:style-name="T89">Summary</text:span> </text:p>
          </table:table-cell>
        </table:table-row>
        <table:table-row>
          <table:table-cell table:style-name="Table3.A1" office:value-type="string">
            <text:p text:style-name="P96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7"><text:span text:style-name="T2">c</text:span><text:span text:style-name="T1">omplex web sites and web applications</text:span>, such as custom dashboards;</text:p>
              </text:list-item>
              <text:list-item>
                <text:p text:style-name="P107"><text:span text:style-name="T2">s</text:span><text:span text:style-name="T1">oftware-as-a-service (SaaS)</text:span> <text:span text:style-name="T1">implementations</text:span>; <text:span text:style-name="T90">and</text:span></text:p>
              </text:list-item>
              <text:list-item>
                <text:p text:style-name="P107"><text:span text:style-name="T2">p</text:span><text:span text:style-name="T1">rogramming tools</text:span>, such as compilers <text:span text:style-name="T91">and runtimes</text:span> for domain-specific languages.</text:p>
              </text:list-item>
            </text:list>
          </table:table-cell>
        </table:table-row>
      </table:table>
      <text:p text:style-name="P138"/>
      <text:p text:style-name="P139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/>
          </table:table-cell>
          <table:table-cell table:style-name="Education.A1" office:value-type="string">
            <text:p text:style-name="P71">Education</text:p>
          </table:table-cell>
        </table:table-row>
        <table:table-row>
          <table:table-cell table:style-name="Education.A2" office:value-type="float" office:value="2009">
            <text:p text:style-name="P9">2009</text:p>
          </table:table-cell>
          <table:table-cell table:style-name="Education.A1" office:value-type="string">
            <text:p text:style-name="P82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9">2005</text:p>
          </table:table-cell>
          <table:table-cell table:style-name="Education.A1" office:value-type="string">
            <text:p text:style-name="P82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2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9">2003</text:p>
          </table:table-cell>
          <table:table-cell table:style-name="Education.A1" office:value-type="string">
            <text:p text:style-name="P5"><text:span text:style-name="T1">B.Sc., Computer Science</text:span><text:span text:style-name="T3">,</text:span><text:span text:style-name="T1"> </text:span>Oklahoma State University <text:span text:style-name="T93">Tulsa</text:span></text:p>
          </table:table-cell>
        </table:table-row>
      </table:table>
      <text:p text:style-name="P136"/>
      <text:p text:style-name="P2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71">Commercial Projects</text:p>
          </table:table-cell>
        </table:table-row>
        <table:table-row>
          <table:table-cell table:style-name="WorkExperience.A1" office:value-type="string">
            <text:p text:style-name="P41"><text:span text:style-name="T84">6/2017</text:span> – <text:span text:style-name="T78">ongoing</text:span></text:p>
            <text:p text:style-name="P79">Part-time</text:p>
          </table:table-cell>
          <table:table-cell table:style-name="WorkExperience.A1" office:value-type="string">
            <text:p text:style-name="P63"><text:span text:style-name="T25">F</text:span><text:span text:style-name="T21">ull-stack development for </text:span><text:span text:style-name="T26">Motivated Cognition </text:span><text:span text:style-name="T28">experiment</text:span></text:p>
            <text:p text:style-name="P49"><text:span text:style-name="T75">Columbia University</text:span><text:span text:style-name="T71"> / </text:span><text:span text:style-name="T74">New York, NY USA and remote</text:span></text:p>
            <text:p text:style-name="P50">Motivated Cognition is a psychology research experiment investigating the effects of cognitive bias <text:span text:style-name="T94">o</text:span>n our consumption of information online.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77"><text:span text:style-name="T80">Created a complete web application from a high-level specification, using TypeScript, Bootstrap, Knockout.js, and webpack on the frontend; Java with micro</text:span>services, <text:span text:style-name="T83">YAML configuration, and MongoDB persistence on the backend; Jenkins continuous integration; and Docker deployment</text:span></text:p>
            <text:p text:style-name="P78">G<text:span text:style-name="T81">enerated code for models and services in TypeScript and Java</text:span></text:p>
            <text:p text:style-name="P65">Integrated <text:span text:style-name="T82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0"><text:span text:style-name="T62">4</text:span>/201<text:span text:style-name="T70">6</text:span> – <text:span text:style-name="T78">ongoing</text:span></text:p>
            <text:p text:style-name="P33">Part-time</text:p>
          </table:table-cell>
          <table:table-cell table:style-name="WorkExperience.A1" office:value-type="string">
            <text:p text:style-name="P63"><text:span text:style-name="T25">F</text:span><text:span text:style-name="T21">ull-stack development for Polygon Analytics</text:span></text:p>
            <text:p text:style-name="P49"><text:span text:style-name="T72">Polygon Analytics Ltd.</text:span><text:span text:style-name="T71"> / </text:span><text:span text:style-name="T73">Edinburgh</text:span><text:span text:style-name="T71">, </text:span><text:span text:style-name="T72">UK</text:span><text:span text:style-name="T71"> </text:span><text:span text:style-name="T74">(</text:span><text:span text:style-name="T71">remote </text:span><text:span text:style-name="T74">only)</text:span>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64"><text:span text:style-name="T76">Designed and implemented proprietary software </text:span>in <text:span text:style-name="T79">C++</text:span> and P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36">9/2014 – ongoing</text:p>
            <text:p text:style-name="P31">Part-time</text:p>
          </table:table-cell>
          <table:table-cell table:style-name="WorkExperience.A1" office:value-type="string">
            <text:p text:style-name="P88"><text:span text:style-name="T23">Software architecture and </text:span><text:span text:style-name="T27">full-stack</text:span><text:span text:style-name="T23"> development for the </text:span><text:a xlink:type="simple" xlink:href="https://notablist.com/" text:style-name="Internet_20_link" text:visited-style-name="Visited_20_Internet_20_Link"><text:span text:style-name="T22">Notablist</text:span></text:a><text:span text:style-name="T18"> </text:span><text:span text:style-name="T19">email </text:span><text:span text:style-name="T20">newsletter </text:span><text:span text:style-name="T19">search engine</text:span></text:p>
            <text:p text:style-name="P81">New York, NY USA and remote</text:p>
            <text:p text:style-name="P92"><text:span text:style-name="T53">Notablist indexes millions of email newsletters from hundreds of thousands of publishers and provides </text:span><text:span text:style-name="T54">both a search interface </text:span><text:span text:style-name="T53">and real-time change alerts to users.</text:span></text:p>
          </table:table-cell>
        </table:table-row>
        <table:table-row>
          <table:table-cell table:style-name="WorkExperience.A1" office:value-type="string">
            <text:p text:style-name="P90">Activities</text:p>
          </table:table-cell>
          <table:table-cell table:style-name="WorkExperience.A1" office:value-type="string">
            <text:p text:style-name="P68"><text:span text:style-name="T60">Backend p</text:span><text:span text:style-name="T56">rototyping in Python</text:span>:</text:p>
            <text:list xml:id="list155738560479993" text:continue-list="list7734755939047750943" text:style-name="L1">
              <text:list-item>
                <text:p text:style-name="P120"><text:span text:style-name="T42">Classified signup responses and mapped form inputs </text:span>using numpy/scipy/scikit-learn</text:p>
              </text:list-item>
            </text:list>
            <text:p text:style-name="P60"><text:span text:style-name="T60">Backend p</text:span><text:span text:style-name="T56">roduction rewrite in Java</text:span>:</text:p>
            <text:list xml:id="list155737463680984" text:continue-numbering="true" text:style-name="L1">
              <text:list-item>
                <text:p text:style-name="P108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8"><text:span text:style-name="T40">Implemented </text:span>Guice-injected Java <text:span text:style-name="T47">micro-</text:span>service<text:span text:style-name="T40">s </text:span>that encapsulated MongoDB collections; ElasticSearch indices; <text:span text:style-name="T48">Redis databases; S3 buckets; </text:span>screenshotting <text:span text:style-name="T40">and signups </text:span>with Selenium; <text:span text:style-name="T48">SpamAssassin checking; logstash queries; Stripe integration; Drip (CRM) integration; MailChimp, SparkPost, and SendGrid transactional email posting; etcd locking; DNS and whois querying and parsing; DMOZ category and Alexa </text:span><text:soft-page-break/><text:span text:style-name="T48">and Quantcast rank lookups</text:span></text:p>
              </text:list-item>
              <text:list-item>
                <text:p text:style-name="P109">Designed and implemented <text:span text:style-name="T50">a scalable distributed system</text:span> for <text:span text:style-name="T49">processing</text:span> Common Crawl WARC records and submitting newsletter signups</text:p>
              </text:list-item>
              <text:list-item>
                <text:p text:style-name="P110"><text:span text:style-name="T45">Created</text:span> <text:span text:style-name="T46">administrative</text:span> user interface in Vaadin</text:p>
              </text:list-item>
              <text:list-item>
                <text:p text:style-name="P111">Set up Jenkins continuous integration</text:p>
              </text:list-item>
              <text:list-item>
                <text:p text:style-name="P112"><text:span text:style-name="T87">Deployed with </text:span>Docker+Compose on real hardware</text:p>
              </text:list-item>
            </text:list>
            <text:p text:style-name="P69"><text:span text:style-name="T61">Frontend</text:span>:</text:p>
            <text:list xml:id="list155737100571599" text:continue-numbering="true" text:style-name="L1">
              <text:list-item>
                <text:p text:style-name="P113">Assumed responsibility for <text:span text:style-name="T95">a </text:span>three year-old Bootstrap+Backbone.js+Marionette.js code base in JavaScript</text:p>
              </text:list-item>
              <text:list-item>
                <text:p text:style-name="P113">Incrementally migrated code from JavaScript to TypeScript</text:p>
              </text:list-item>
              <text:list-item>
                <text:p text:style-name="P11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7/2012 – ongoing</text:p>
            <text:p text:style-name="P24">Full-time then part-time</text:p>
          </table:table-cell>
          <table:table-cell table:style-name="WorkExperience.A1" office:value-type="string">
            <text:p text:style-name="P86"><text:span text:style-name="T17">Full-stack development of the </text:span><text:a xlink:type="simple" xlink:href="http://terascript.com/" text:style-name="Internet_20_link" text:visited-style-name="Visited_20_Internet_20_Link"><text:span text:style-name="T16">TeraScript</text:span></text:a><text:span text:style-name="T15"> </text:span><text:span text:style-name="T29">product suite</text:span></text:p>
            <text:p text:style-name="P74">Tronics Software LLC / Stirling, NJ USA <text:span text:style-name="T41">and remote</text:span></text:p>
            <text:p text:style-name="P56">TeraScribe and TeraScript Server are a visual development environment and server-based runtime for <text:s/>TeraScript Action Files (TAFs), TeraScript Class Files (TCFs), and the TeraScript Markup Language (TML). <text:span text:style-name="T55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1">Activities</text:p>
          </table:table-cell>
          <table:table-cell table:style-name="WorkExperience.A1" office:value-type="string">
            <text:p text:style-name="P70"><text:span text:style-name="T56">TeraScript </text:span><text:span text:style-name="T57">Server </text:span><text:span text:style-name="T56">8</text:span>:</text:p>
            <text:p text:style-name="P53">Rewrote TeraScript 7 in Java while maintaining strict backwards compatibility:</text:p>
            <text:list xml:id="list155737199086863" text:continue-numbering="true" text:style-name="L1">
              <text:list-item>
                <text:p text:style-name="P114">ANTLR-based compilers for <text:span text:style-name="T52">TML</text:span> and associated little languages</text:p>
              </text:list-item>
              <text:list-item>
                <text:p text:style-name="P114">Tree interpreters for TML, <text:span text:style-name="T52">TAF, and TCF</text:span></text:p>
              </text:list-item>
              <text:list-item>
                <text:p text:style-name="P116">Versioned OSGi <text:span text:style-name="T31">bundles with Maven and Apache Felix</text:span></text:p>
              </text:list-item>
              <text:list-item>
                <text:p text:style-name="P115">Library of standard functions, <text:span text:style-name="T32">primitive types, and collections</text:span> with extensive unit tests</text:p>
              </text:list-item>
            </text:list>
            <text:p text:style-name="P67"><text:span text:style-name="T56">TeraScript </text:span><text:span text:style-name="T57">Server </text:span><text:span text:style-name="T56">7</text:span> (formerly Witango <text:span text:style-name="T33">Server</text:span>):</text:p>
            <text:p text:style-name="P44">Reorganized, cleaned up, and modernized a 17-year-old C++ code base and addressed numerous bugs and feature requests for the server's first major release in over two years; <text:span text:style-name="T36">now in maintenance releases</text:span></text:p>
            <text:p text:style-name="P44">Eliminated diverging platform-specific build systems (on Win32, Linux, and OS X) in favor of CMake and ported the code base to Win64 using Visual C++ 2012</text:p>
            <text:p text:style-name="P44">Designed and implemented a SQL generator that visits dialect-specific trees of SQL-99 constructs</text:p>
            <text:p text:style-name="P54"><text:span text:style-name="T58">TeraScribe 8</text:span>:</text:p>
            <text:p text:style-name="P45">Reorganized <text:span text:style-name="T5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55"><text:span text:style-name="T59">Subcontracting</text:span>:</text:p>
            <text:p text:style-name="P46">Debugged production installations of TeraScript Server 7 and 8</text:p>
            <text:p text:style-name="P46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39"><text:span text:style-name="T62">4</text:span>/201<text:span text:style-name="T68">7</text:span> – <text:span text:style-name="T68">5</text:span>/201<text:span text:style-name="T68">7</text:span></text:p>
            <text:p text:style-name="P32">Part-time</text:p>
          </table:table-cell>
          <table:table-cell table:style-name="WorkExperience.A1" office:value-type="string">
            <text:p text:style-name="P61">Drug name comparison project</text:p>
            <text:p text:style-name="P48">PSW Applied Research Inc. / Toronto, <text:span text:style-name="T65">ON</text:span> and remote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51">Implemented Kondrak‘s phonetic alignment and similarity algorithm (ALINE) <text:span text:style-name="T69">and a bigram-based orthographic algorithm (BI-SIM) </text:span>as a PostgreSQL C extension</text:p>
            <text:p text:style-name="P59"><text:span text:style-name="T9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38"><text:span text:style-name="T62">4</text:span>/2014 – <text:span text:style-name="T63">7</text:span>/2014</text:p>
            <text:p text:style-name="P23">Part-time</text:p>
          </table:table-cell>
          <table:table-cell table:style-name="WorkExperience.A1" office:value-type="string">
            <text:p text:style-name="P62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5">Muninn Project</text:span></text:a><text:span text:style-name="T24"> </text:span><text:span text:style-name="T25">under contract to the Library and Archives Canada</text:span></text:p>
            <text:p text:style-name="P48">PSW Applied Research Inc. / Toronto, <text:span text:style-name="T65">ON</text:span> and remote</text:p>
          </table:table-cell>
        </table:table-row>
        <table:table-row>
          <table:table-cell table:style-name="WorkExperience.A1" office:value-type="string">
            <text:p text:style-name="P16">Activities</text:p>
          </table:table-cell>
          <table:table-cell table:style-name="WorkExperience.A1" office:value-type="string">
            <text:p text:style-name="P57">Created a command-line <text:span text:style-name="T6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4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18"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37">3/2013 – 7/2013</text:p>
            <text:p text:style-name="P22">Part-time</text:p>
          </table:table-cell>
          <table:table-cell table:style-name="WorkExperience.A1" office:value-type="string">
            <text:p text:style-name="P86">Back end development for <text:a xlink:type="simple" xlink:href="http://txtmrkt.com/" text:style-name="Internet_20_link" text:visited-style-name="Visited_20_Internet_20_Link"><text:span text:style-name="T16">Txtmrkt</text:span></text:a><text:span text:style-name="T15">, a marketplace for digital publications</text:span></text:p>
            <text:p text:style-name="P47">Txtmrkt LLC / New York, NY USA <text:span text:style-name="T62">and remote</text:span></text:p>
          </table:table-cell>
        </table:table-row>
        <text:soft-page-break/>
        <table:table-row>
          <table:table-cell table:style-name="WorkExperience.A1" office:value-type="string">
            <text:p text:style-name="P14">Activities</text:p>
          </table:table-cell>
          <table:table-cell table:style-name="WorkExperience.A1" office:value-type="string">
            <text:p text:style-name="P76">Designed and implemented a Model-View-Controller-based Java web application with Guice-injected <text:span text:style-name="T80">micro</text:span>services backed by Amazon S3</text:p>
            <text:p text:style-name="P76">Authenticated and authorized users with Shiro</text:p>
            <text:p text:style-name="P58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53"/>
          </table:table-cell>
        </table:table-row>
        <table:table-row>
          <table:table-cell table:style-name="WorkExperience.A1" office:value-type="string">
            <text:p text:style-name="P6">12/2011 – 6/2012</text:p>
            <text:p text:style-name="P25">Full-time</text:p>
          </table:table-cell>
          <table:table-cell table:style-name="WorkExperience.A1" office:value-type="string">
            <text:p text:style-name="P86">Haystack: performance monitoring platform for online businesses</text:p>
            <text:p text:style-name="P74">GrokIO LLC / New York, NY USA</text:p>
          </table:table-cell>
        </table:table-row>
        <table:table-row>
          <table:table-cell table:style-name="WorkExperience.A1" office:value-type="string">
            <text:p text:style-name="P13">Activities</text:p>
          </table:table-cell>
          <table:table-cell table:style-name="WorkExperience.A1" office:value-type="string">
            <text:p text:style-name="P43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2">Implemented time series databases from scratch using relational tables and memory-mapped files</text:p>
                <text:p text:style-name="P121">Wrote RFC 3986 grammar-based URL and URN parsers using Ragel (Java) and pyparsing (Python)</text:p>
                <text:p text:style-name="P121">Generated service interfaces in Java and Python with custom Protocol Buffers compiler plugins</text:p>
              </text:list-header>
            </text:list>
            <text:p text:style-name="P52">Coded agent plugins in Java and Python for discovering and fetching metric metadata and data:</text:p>
            <text:list xml:id="list155737345129489" text:continue-numbering="true" text:style-name="L4">
              <text:list-item>
                <text:p text:style-name="P117">Open source monitoring systems: Nagios, Ganglia, collectl, Graphite</text:p>
              </text:list-item>
              <text:list-item>
                <text:p text:style-name="P117">Open source server software: Apache httpd, nginx, MySQL, memcached, MongoDB, JMX</text:p>
              </text:list-item>
              <text:list-item>
                <text:p text:style-name="P117">Platform interfaces: procfs, sysctl, WMI, SNMP</text:p>
              </text:list-item>
              <text:list-item>
                <text:p text:style-name="P117">Third party APIs: Google Analytics, MailChimp, Spring Social, Amazon CloudWatch</text:p>
              </text:list-item>
            </text:list>
            <text:p text:style-name="P66">Supervised user experience and graphic designers in Ukraine</text:p>
            <text:p text:style-name="P52">Implemented a client-side user interface with the Google Web Toolkit, starting from wireframes:</text:p>
            <text:list xml:id="list155738942981132" text:continue-numbering="true" text:style-name="L4">
              <text:list-item>
                <text:p text:style-name="P117">Architectural best practices: Model-View-Presenter; event bus; activities and places</text:p>
              </text:list-item>
              <text:list-item>
                <text:p text:style-name="P117">Custom widgets: date time range picker, cell table pager, search box, selection tree</text:p>
              </text:list-item>
              <text:list-item>
                <text:p text:style-name="P11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8/2011 – 12/2011</text:p>
            <text:p text:style-name="P26">Full-time</text:p>
          </table:table-cell>
          <table:table-cell table:style-name="WorkExperience.A1" office:value-type="string">
            <text:p text:style-name="P86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73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7">Activities</text:p>
          </table:table-cell>
          <table:table-cell table:style-name="WorkExperience.A1" office:value-type="string">
            <text:p text:style-name="P75">Designed, implemented, documented, and successfully deployed warehouse integration code in Java (back end) and PHP (administrative front end)</text:p>
            <text:p text:style-name="P74">Wrote a Thrift compiler and targets in Python+pyparsing to generate Java and PHP from Thrift definitions</text:p>
            <text:p text:style-name="P80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6"/>
          </table:table-cell>
        </table:table-row>
        <table:table-row>
          <table:table-cell table:style-name="WorkExperience.A1" office:value-type="string">
            <text:p text:style-name="P6">5/2011 – 8/2011</text:p>
            <text:p text:style-name="P27">Full-time</text:p>
          </table:table-cell>
          <table:table-cell table:style-name="WorkExperience.A1" office:value-type="string">
            <text:p text:style-name="P86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73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18">Activities</text:p>
            <text:p text:style-name="P8"/>
            <text:p text:style-name="P8"/>
          </table:table-cell>
          <table:table-cell table:style-name="WorkExperience.A1" office:value-type="string">
            <text:p text:style-name="P74">Synthesized a realistic benchmark for front-line web servers from statistical analyses of nginx access logs</text:p>
            <text:p text:style-name="P74">Significantly reduced network bandwidth and latency on <text:s/>production servers with targeted optimizations</text:p>
            <text:p text:style-name="P8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9"/>
          </table:table-cell>
          <table:table-cell table:style-name="WorkExperience.A1" office:value-type="string">
            <text:p text:style-name="P9"/>
          </table:table-cell>
        </table:table-row>
        <table:table-row>
          <table:table-cell table:style-name="WorkExperience.A1" office:value-type="string">
            <text:p text:style-name="P6">10/2010 – 4/2011</text:p>
            <text:p text:style-name="P28">Full-time</text:p>
          </table:table-cell>
          <table:table-cell table:style-name="WorkExperience.A1" office:value-type="string">
            <text:p text:style-name="P86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73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42">Designed, implemented, <text:s/>tested, and documented a new low-overhead, buffer-based file library for X10:</text:p>
            <text:list xml:id="list155738861055120" text:continue-numbering="true" text:style-name="L4">
              <text:list-item>
                <text:p text:style-name="P123">inspired by POSIX, FUSE, Boost.Filesystem, and Java NIO.2</text:p>
              </text:list-item>
              <text:list-item>
                <text:p text:style-name="P123">X10 and native code for the Java and C++ source-to-source compilation backends</text:p>
              </text:list-item>
              <text:list-item>
                <text:p text:style-name="P123"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able:table-row table:style-name="WorkExperience.33"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6"/>
          </table:table-cell>
        </table:table-row>
        <table:table-row table:style-name="WorkExperience.33">
          <table:table-cell table:style-name="WorkExperience.A1" office:value-type="string">
            <text:p text:style-name="P6">1/2009 – 7/2010</text:p>
            <text:p text:style-name="P29">Full-time</text:p>
          </table:table-cell>
          <table:table-cell table:style-name="WorkExperience.A1" office:value-type="string">
            <text:p text:style-name="P86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73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125">Wrote Python and bash scripts for configuring, deploying, and administrating LXFS installations: Lustre and lnet configuration (MGS, MDS, OSS, clients); <text:span text:style-name="T97">r</text:span>edundant NFS exports; Nagios, Ganglia, and collectl monitoring; Heartbeat/Linux-HA services for failover; Promise RAID devices; <text:span text:style-name="T97">n</text:span>etwork interfaces (Infiniband, bonded <text:soft-page-break/>Ethernet)</text:p>
            <text:list xml:id="list8617842122909971606" text:style-name="L5">
              <text:list-header>
                <text:p text:style-name="P129">Finished two major LXFS releases, used in numerous deployments</text:p>
                <text:p text:style-name="P11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6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6">1/2009 – 7/2010</text:p>
            <text:p text:style-name="P30">Full-time</text:p>
          </table:table-cell>
          <table:table-cell table:style-name="WorkExperience.A1" office:value-type="string">
            <text:p text:style-name="P82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74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42">Designed, implemented, and tested the XtreemFS userspace client:</text:p>
            <text:list xml:id="list6468647466582448343" text:style-name="L6">
              <text:list-item>
                <text:p text:style-name="P124">FUSE and Dokan (Windows FUSE-like library) interfaces</text:p>
              </text:list-item>
              <text:list-item>
                <text:p text:style-name="P124">Multiple pipelined ONC-RPC streams to a a single server</text:p>
              </text:list-item>
              <text:list-item>
                <text:p text:style-name="P124">Staged, event-driven concurrency for robust performance under load</text:p>
              </text:list-item>
              <text:list-item>
                <text:p text:style-name="P124">Close-to-open file caching with per-file page sizes</text:p>
              </text:list-item>
              <text:list-item>
                <text:p text:style-name="P124">Automatic failover between file replicas on timeout</text:p>
              </text:list-item>
              <text:list-item>
                <text:p text:style-name="P124">Heavily benchmarked under different I/O loads (iobench, dbench, metadata benchmarks)</text:p>
                <text:p text:style-name="P130">Finished two major XtreemFS releases, both used in production</text:p>
                <text:p text:style-name="P119">Collaborated with academic and industry partners in Europe, Israel, and China</text:p>
              </text:list-item>
            </text:list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7"/>
          </table:table-cell>
          <table:table-cell table:style-name="Table2.B5" office:value-type="string">
            <text:p text:style-name="P72">Teaching Experience</text:p>
          </table:table-cell>
        </table:table-row>
        <table:table-row>
          <table:table-cell table:style-name="Table2.A3" office:value-type="string">
            <text:p text:style-name="P10">2/2014 – 4/2014</text:p>
          </table:table-cell>
          <table:table-cell table:style-name="Table2.B5" office:value-type="string">
            <text:p text:style-name="P135"><text:span text:style-name="T37">Two sections of </text:span>„<text:span text:style-name="T30">SQL Fundamentals“ and „Python fundamentals“ workshops for Ph.D. students and post-doctoral researchers in the natural sciences</text:span></text:p>
            <text:p text:style-name="P85">Iowa State University / Ames, IA USA</text:p>
          </table:table-cell>
        </table:table-row>
        <table:table-row>
          <table:table-cell table:style-name="Table2.A3" office:value-type="string">
            <text:p text:style-name="P10"/>
          </table:table-cell>
          <table:table-cell table:style-name="Table2.B5" office:value-type="string">
            <text:p text:style-name="P83"/>
          </table:table-cell>
        </table:table-row>
        <table:table-row>
          <table:table-cell table:style-name="Table2.A5" office:value-type="string">
            <text:p text:style-name="P12">2002 – 2004</text:p>
          </table:table-cell>
          <table:table-cell table:style-name="Table2.B5" office:value-type="string">
            <text:p text:style-name="P133">Technical supervision of Masters' theses</text:p>
            <text:p text:style-name="P87">Oklahoma State University / Tulsa, OK USA</text:p>
          </table:table-cell>
        </table:table-row>
        <table:table-row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87"/>
          </table:table-cell>
        </table:table-row>
        <table:table-row table:style-name="Table2.6">
          <table:table-cell table:style-name="Table2.A6" office:value-type="string">
            <text:p text:style-name="P11">1/2002 – 3/2002</text:p>
          </table:table-cell>
          <table:table-cell table:style-name="Table2.B6" office:value-type="string">
            <text:p text:style-name="P134">Mathematics <text:span text:style-name="T38">tutoring</text:span> for 6th and 7th graders</text:p>
            <text:p text:style-name="P84">Tulsa Public Schools / Tulsa, OK USA</text:p>
          </table:table-cell>
        </table:table-row>
      </table:table>
      <text:p text:style-name="P137"/>
      <text:p text:style-name="P1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/>
          </table:table-cell>
          <table:table-cell table:style-name="Table4.A1" office:value-type="string">
            <text:p text:style-name="P144"><text:span text:style-name="T92">Skills</text:span> </text:p>
          </table:table-cell>
        </table:table-row>
        <table:table-row>
          <table:table-cell table:style-name="Table4.A1" office:value-type="string">
            <text:p text:style-name="P95">Languages</text:p>
          </table:table-cell>
          <table:table-cell table:style-name="Table4.A1" office:value-type="string">
            <text:p text:style-name="P100">English (native); German (fluent)</text:p>
          </table:table-cell>
        </table:table-row>
        <table:table-row>
          <table:table-cell table:style-name="Table4.A1" office:value-type="string">
            <text:p text:style-name="P95">Programming</text:p>
          </table:table-cell>
          <table:table-cell table:style-name="Table4.A1" office:value-type="string">
            <text:p text:style-name="P100">Java; <text:span text:style-name="T35">Python; TypeScript; </text:span>C++; <text:span text:style-name="T88">C; </text:span>SQL; <text:span text:style-name="T67">C#; </text:span>JavaScript</text:p>
          </table:table-cell>
        </table:table-row>
        <table:table-row>
          <table:table-cell table:style-name="Table4.A1" office:value-type="string">
            <text:p text:style-name="P95">Frameworks</text:p>
          </table:table-cell>
          <table:table-cell table:style-name="Table4.A1" office:value-type="string">
            <text:p text:style-name="P100">Thrift; Protobufs; Guice; <text:span text:style-name="T34">Guava;</text:span> Shiro; jQuery; <text:span text:style-name="T43">Bootstrap; Knockout.js; Backbone.js</text:span></text:p>
          </table:table-cell>
        </table:table-row>
        <table:table-row>
          <table:table-cell table:style-name="Table4.A1" office:value-type="string">
            <text:p text:style-name="P95">Databases</text:p>
          </table:table-cell>
          <table:table-cell table:style-name="Table4.A1" office:value-type="string">
            <text:p text:style-name="P100"><text:span text:style-name="T39">ElasticSearch; </text:span>MongoDB; <text:span text:style-name="T39">Redis; SQLite; H2; SQL Server</text:span></text:p>
          </table:table-cell>
        </table:table-row>
        <table:table-row>
          <table:table-cell table:style-name="Table4.A1" office:value-type="string">
            <text:p text:style-name="P95">Platforms</text:p>
          </table:table-cell>
          <table:table-cell table:style-name="Table4.A1" office:value-type="string">
            <text:p text:style-name="P100">Windows; Debian- <text:span text:style-name="T86">and</text:span> RedHat-based Linux; OS X</text:p>
          </table:table-cell>
        </table:table-row>
        <table:table-row>
          <table:table-cell table:style-name="Table4.A1" office:value-type="string">
            <text:p text:style-name="P95">IDEs and tool<text:span text:style-name="T44">s</text:span></text:p>
          </table:table-cell>
          <table:table-cell table:style-name="Table4.A1" office:value-type="string">
            <text:p text:style-name="P100"><text:span text:style-name="T85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5">Revision control</text:p>
          </table:table-cell>
          <table:table-cell table:style-name="Table4.A1" office:value-type="string">
            <text:p text:style-name="P100">Git; Subversion</text:p>
          </table:table-cell>
        </table:table-row>
      </table:table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02in" fo:margin-bottom="0.2402in" fo:margin-left="0.2402in" fo:margin-right="0.24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57:36.825000000</dc:date>
    <meta:editing-duration>P1DT10H1M11S</meta:editing-duration>
    <meta:editing-cycles>854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1" meta:character-count="11232" meta:non-whitespace-character-count="9881"/>
  </office:meta>
</office:document-meta>
</file>